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37f" officeooo:paragraph-rsid="000b8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r Test Docu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4:32:09.615508484</meta:creation-date>
    <dc:date>2018-01-01T14:32:38.471146258</dc:date>
    <meta:editing-duration>PT29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5.4.1.2$Linux_X86_64 LibreOffice_project/40m0$Build-2</meta:generator>
  </office:meta>
</office:document-meta>
</file>